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7D0000359600000257046C4276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17cm" svg:height="0.598cm" svg:x="0.1cm" svg:y="0.002cm">
          <draw:image xlink:href="Pictures/2000007D0000359600000257046C427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0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3T19:54:41.479374621</meta:creation-date>
    <dc:date>2015-02-03T20:11:55.934358584</dc:date>
    <meta:editing-duration>P0D</meta:editing-duration>
    <meta:editing-cycles>1</meta:editing-cycles>
    <meta:generator>LibreOffice/4.2.7.2$Linux_X86_64 LibreOffice_project/420m0$Build-2</meta:generator>
    <meta:document-statistic meta:object-count="1"/>
  </office:meta>
</office:document-meta>
</file>